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0.7cm"/>
    </style:style>
    <style:style style:name="gr2" style:family="graphic" style:parent-style-name="objectwithoutfill">
      <style:graphic-properties svg:stroke-width="0.035cm" draw:marker-start="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_32__20_Dots_20_1_20_Dash" svg:stroke-width="0.035cm" draw:marker-start="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Fine_20_Dashed" svg:stroke-width="0.035cm" draw:marker-start="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1cm" svg:x="2cm" svg:y="4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2cm" svg:height="1.1cm" svg:x="8cm" svg:y="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2cm" svg:height="1.1cm" svg:x="5cm" svg:y="2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2cm" svg:height="1.1cm" svg:x="11cm" svg:y="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2cm" svg:height="1.1cm" svg:x="14cm" svg:y="4cm">
          <text:p text:style-name="P1">0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3.2cm" svg:y1="4.55cm" svg:x2="5cm" svg:y2="2.55cm" draw:start-shape="id1" draw:start-glue-point="1" draw:end-shape="id2" draw:end-glue-point="3" svg:d="M3200 4550l1800-2000" svg:viewBox="0 0 1801 2001">
          <text:p/>
        </draw:connector>
        <draw:connector draw:style-name="gr2" draw:text-style-name="P2" draw:layer="layout" draw:type="line" svg:x1="3.2cm" svg:y1="4.55cm" svg:x2="8cm" svg:y2="4.55cm" draw:start-shape="id1" draw:start-glue-point="1" draw:end-shape="id3" draw:end-glue-point="3" svg:d="M3200 4550h4800" svg:viewBox="0 0 4801 1">
          <text:p/>
        </draw:connector>
        <draw:connector draw:style-name="gr2" draw:text-style-name="P2" draw:layer="layout" draw:type="lines" svg:x1="9.2cm" svg:y1="4.55cm" svg:x2="11cm" svg:y2="4.55cm" draw:start-shape="id3" draw:start-glue-point="1" draw:end-shape="id4" draw:end-glue-point="3" svg:d="M9200 4550h501 798 501" svg:viewBox="0 0 1801 1">
          <text:p/>
        </draw:connector>
        <draw:connector draw:style-name="gr3" draw:text-style-name="P2" draw:layer="layout" draw:type="line" svg:x1="6.2cm" svg:y1="2.55cm" svg:x2="11cm" svg:y2="4.55cm" draw:start-shape="id2" draw:start-glue-point="1" draw:end-shape="id4" draw:end-glue-point="3" svg:d="M6200 2550l4800 2000" svg:viewBox="0 0 4801 2001">
          <text:p/>
        </draw:connector>
        <draw:connector draw:style-name="gr2" draw:text-style-name="P2" draw:layer="layout" draw:type="lines" svg:x1="12.2cm" svg:y1="4.55cm" svg:x2="14cm" svg:y2="4.55cm" draw:start-shape="id4" draw:start-glue-point="1" draw:end-shape="id5" draw:end-glue-point="3" svg:d="M12200 4550h501 798 501" svg:viewBox="0 0 1801 1">
          <text:p/>
        </draw:connector>
        <draw:connector draw:style-name="gr4" draw:text-style-name="P2" draw:layer="layout" draw:type="line" svg:x1="6.2cm" svg:y1="2.55cm" svg:x2="8cm" svg:y2="4.55cm" draw:start-shape="id2" draw:start-glue-point="1" draw:end-shape="id3" draw:end-glue-point="3" svg:d="M6200 2550l1800 2000" svg:viewBox="0 0 180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09:39:09.966000000</meta:creation-date>
    <dc:date>2017-03-10T11:42:55.267000000</dc:date>
    <meta:editing-duration>PT1H53M35S</meta:editing-duration>
    <meta:editing-cycles>1</meta:editing-cycles>
    <meta:document-statistic meta:object-count="11"/>
    <meta:generator>LibreOffice/5.2.4.2$Windows_X86_64 LibreOffice_project/3d5603e1122f0f102b62521720ab13a38a4e0eb0</meta:generator>
  </office:meta>
</office:document-meta>
</file>